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ty Five and <text:s/>half Miles per Hour.</text:p>
      <text:p text:style-name="Standard"/>
      <text:p text:style-name="Standard"><text:s text:c="3"/>In recent weeks I have been invited to help out at a community center. It was a well established local community center, representing a respectable religion. <text:s/>In exchange for the help they offered a hearty meal, and a close to minimum wage compensation. I needed to get out, occupy myself, I was looking forward to a good meal from an exotic culture, and the extra cash did not hurt either.</text:p>
      <text:p text:style-name="Standard"/>
      <text:p text:style-name="Standard"><text:s text:c="3"/>Upon arriving, they shepherded me into an array of tasks. Everything from directing parking lot traffic, lifting chairs, to breaking down tents. I <text:s/>encountered a whole new universe of near minimum-wage workers, medium duty menial labor, and getting micromanaged from every corner of the compass. <text:s/>The experience was not bad, simply offered me a diverse look into this new universe. However, it got a little strange. I am not sure how it works in other places, but I know is a human being that one cannot do medium duty physical labor for eight hours without some kind of nourishment. So I kindly asked, when will the promised meal arrive, only to get confronted with arrogant misdirection. After several of the laborers asked, they 'kindly' pushed us a hot dog. I was new to this universe, so I accepted whatever treatment I received. And here was my first clue, that this universe is guided by a strange phenomenon, that I named “The 45 ½ miles an hour Marker”. </text:p>
      <text:p text:style-name="Standard"/>
      <text:p text:style-name="Standard"><text:s text:c="3"/>The reason for this name, is traffic phenomena. When drivers drive just a little bit over the speed limit, technically they're breaking the law. However, they get away with it, <text:s/>as the the measuring instruments are not absolute, the accuracy of the car's speedometer is limited, so there is a built in wiggle room before legal conclusions have merit. And this is exactly how business was done in my encounter. </text:p>
      <text:p text:style-name="Standard"/>
      <text:p text:style-name="Standard"><text:s text:c="4"/>They made a promise, and delivered the absolute minimum they can get away with. In the weekend I worked there, I recognized that the demands were fully fledged, but the delivery and the return was curtailed to a minimum. As the old saying goes, I gave you an honest day of work, you give me an honest day's pay. But that is far from what happened. They shortchanged everyone of the workers in some way. First, the promised meal was not delivered. Second, they made everyone pick up their pay a day later, essentially compelling them to skip on a day of work at their next gig. One worker received less pay on the count of <text:s/>'not fast enough', one worker has gotten counted out the bills, and he received less than due. One worked had to accompany the foreman to the bank for compensation. <text:s/>Everyone who noticed their short change got partially remedied, so no legal action is warranted. <text:s/>But the systematic nature of this short change and minimum delivery was disturbing. So much so, that it gave me a new insight on how this minimum-wage universe operates. I guess the old adage of “when you're down, you get kicked extra” is true.</text:p>
      <text:p text:style-name="Standard"/>
      <text:p text:style-name="Standard"><text:s text:c="4"/>There are society implications too. In fact, several implications. A society is judged on how they treat their elderly, their children. Society is judged how they treat the needy, how they treat the sick, the poor, <text:s/>and of course, the minimal-wage worker. In a short weekend I have witnessed systematic exploitation, unfair treatment, broken promises and shortchange to the extent that I have to conclude, that there are cultures, religions and groups that drive 45 ½ miles per hour all the time. And they wonder why they are prosecuted everywhere they go. In the past, I have always protected them, citing unfair treatment. But from last weekend on, I understand the reasons why they are treated the way they are <text:s/>treated. If only, I could communicate to them to take care of every human being as if it was their own.</text:p>
      <text:p text:style-name="Standard"/>
      <text:p text:style-name="Standard"><text:tab/><text:tab/><text:tab/><text:tab/> <text:tab/><text:tab/><text:tab/><text:tab/><text:tab/><text:tab/><text:tab/>Anonym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Glen</meta:initial-creator>
    <meta:creation-date>2015-02-18T14:43:34</meta:creation-date>
    <dc:date>2015-02-18T15:39:37.88</dc:date>
    <dc:creator>Peter Glen</dc:creator>
    <meta:editing-duration>PT55M52S</meta:editing-duration>
    <meta:editing-cycles>31</meta:editing-cycles>
    <meta:generator>OpenOffice/4.0.1$Win32 OpenOffice.org_project/401m5$Build-9714</meta:generator>
    <meta:document-statistic meta:table-count="0" meta:image-count="0" meta:object-count="0" meta:page-count="1" meta:paragraph-count="7" meta:word-count="660" meta:character-count="3787"/>
  </office:meta>
</office:document-meta>
</file>